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19"/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Calib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6" table:formula="of:=165*PI()/180" office:value-type="float" office:value="2.87979326579064" calcext:value-type="float">
            <text:p>2,8798</text:p>
          </table:table-cell>
          <table:table-cell/>
          <table:table-cell table:style-name="ce8" table:formula="of:=((SQRT( [.C4]^2-[.B4]^2*SIN([.G4])^2)+[.B4]*COS([.G4]))/([.C4]+[.B4]))^2" office:value-type="float" office:value="0.365976325083214" calcext:value-type="float">
            <text:p>0,36598</text:p>
          </table:table-cell>
          <table:table-cell table:style-name="ce9" table:formula="of:=((SQRT( [.D4]^2-[.B4]^2*SIN([.G4])^2)+[.B4]*COS([.G4]))/([.D4]+[.B4]))^2" office:value-type="float" office:value="0.568829042494822" calcext:value-type="float">
            <text:p>0,56883</text:p>
          </table:table-cell>
          <table:table-cell table:style-name="ce8" table:formula="of:=((SQRT( [.E4]^2-[.B4]^2*SIN([.G4])^2)+[.B4]*COS([.G4]))/([.E4]+[.B4]))^2" office:value-type="float" office:value="0.805032192972517" calcext:value-type="float">
            <text:p>0,80503</text:p>
          </table:table-cell>
          <table:table-cell/>
          <table:table-cell table:style-name="ce8" table:formula="of:=[.A4]*[.I4]" office:value-type="float" office:value="0.731952650166427" calcext:value-type="float">
            <text:p>0,73195</text:p>
          </table:table-cell>
          <table:table-cell table:style-name="ce8" table:formula="of:=[.A4]*[.J4]" office:value-type="float" office:value="1.13765808498964" calcext:value-type="float">
            <text:p>1,13766</text:p>
          </table:table-cell>
          <table:table-cell table:style-name="ce8" table:formula="of:=[.A4]*[.K4]" office:value-type="float" office:value="1.61006438594503" calcext:value-type="float">
            <text:p>1,61006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table:number-columns-repeated="2"/>
          <table:table-cell table:style-name="ce5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formula="of:=(275.6+284.4)/2" office:value-type="float" office:value="280" calcext:value-type="float">
            <text:p>280</text:p>
          </table:table-cell>
          <table:table-cell table:style-name="ce2" table:formula="of:=(0.3129+0.3025)/2" office:value-type="float" office:value="0.3077" calcext:value-type="float">
            <text:p>0,3077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style-name="ce2" table:formula="of:=(0.01657+0.004336)/2" office:value-type="float" office:value="0.010453" calcext:value-type="float">
            <text:p>0,010453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2.274" calcext:value-type="float">
            <text:p>2,274</text:p>
          </table:table-cell>
          <table:table-cell table:style-name="ce7" office:value-type="float" office:value="0.002893" calcext:value-type="float">
            <text:p>2,89E-003</text:p>
          </table:table-cell>
          <table:table-cell office:value-type="string" calcext:value-type="string">
            <text:p>(KeV/canal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formula="of:=(658+671.4)/2" office:value-type="float" office:value="664.7" calcext:value-type="float">
            <text:p>664,7</text:p>
          </table:table-cell>
          <table:table-cell table:style-name="ce2" table:formula="of:=(0.4204+0.4575)/2" office:value-type="float" office:value="0.43895" calcext:value-type="float">
            <text:p>0,43895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89.63" calcext:value-type="float">
            <text:p>89,63</text:p>
          </table:table-cell>
          <table:table-cell table:style-name="ce2" office:value-type="float" office:value="1.332" calcext:value-type="float">
            <text:p>1,332</text:p>
          </table:table-cell>
          <table:table-cell office:value-type="string" calcext:value-type="string">
            <text:p>(keV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 table:formula="of:=(750.8+764.2)/2" office:value-type="float" office:value="757.5" calcext:value-type="float">
            <text:p>757,5</text:p>
          </table:table-cell>
          <table:table-cell table:style-name="ce2" table:formula="of:=(1.328+1.258)/2" office:value-type="float" office:value="1.293" calcext:value-type="float">
            <text:p>1,293</text:p>
          </table:table-cell>
          <table:table-cell table:number-columns-repeated="2"/>
          <table:table-cell table:style-name="ce2" table:number-columns-repeated="3"/>
          <table:table-cell table:number-columns-repeated="7"/>
        </table:table-row>
      </table:table>
      <table:table table:name="Amostra" table:style-name="ta1">
        <table:table-column table:style-name="co1" table:number-columns-repeated="4" table:default-cell-style-name="ce2"/>
        <table:table-column table:style-name="co2" table:default-cell-style-name="ce2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table:number-columns-repeated="2"/>
          <table:table-cell table:formula="of:=[Calib.$G$11]*[.B5]+[Calib.$G$12]" office:value-type="float" office:value="89.63" calcext:value-type="float">
            <text:p>89,63</text:p>
          </table:table-cell>
          <table:table-cell table:formula="of:=SQRT([Calib.$G$11]^2*[.C5]^2+[.B5]^2*[Calib.$H$11]^2+[Calib.$H$12]^2)" office:value-type="float" office:value="1.332" calcext:value-type="float">
            <text:p>1,332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number-columns-repeated="2"/>
          <table:table-cell table:formula="of:=[Calib.$G$11]*[.B6]+[Calib.$G$12]" office:value-type="float" office:value="89.63" calcext:value-type="float">
            <text:p>89,63</text:p>
          </table:table-cell>
          <table:table-cell table:formula="of:=SQRT([Calib.$G$11]^2*[.C6]^2+[.B6]^2*[Calib.$H$11]^2+[Calib.$H$12]^2)" office:value-type="float" office:value="1.332" calcext:value-type="float">
            <text:p>1,332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number-columns-repeated="2"/>
          <table:table-cell table:formula="of:=[Calib.$G$11]*[.B7]+[Calib.$G$12]" office:value-type="float" office:value="89.63" calcext:value-type="float">
            <text:p>89,63</text:p>
          </table:table-cell>
          <table:table-cell table:formula="of:=SQRT([Calib.$G$11]^2*[.C7]^2+[.B7]^2*[Calib.$H$11]^2+[Calib.$H$12]^2)" office:value-type="float" office:value="1.332" calcext:value-type="float">
            <text:p>1,332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number-columns-repeated="2"/>
          <table:table-cell table:formula="of:=[Calib.$G$11]*[.B8]+[Calib.$G$12]" office:value-type="float" office:value="89.63" calcext:value-type="float">
            <text:p>89,63</text:p>
          </table:table-cell>
          <table:table-cell table:formula="of:=SQRT([Calib.$G$11]^2*[.C8]^2+[.B8]^2*[Calib.$H$11]^2+[Calib.$H$12]^2)" office:value-type="float" office:value="1.332" calcext:value-type="float">
            <text:p>1,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-00-0000</text:date>, <text:time style:data-style-name="N2" text:time-value="22:45:16.1667480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09T00:42:10.381380527</dc:date>
    <meta:editing-duration>PT3H52M16S</meta:editing-duration>
    <meta:editing-cycles>8</meta:editing-cycles>
    <meta:generator>LibreOffice/4.2.8.2$Linux_X86_64 LibreOffice_project/420m0$Build-2</meta:generator>
    <meta:document-statistic meta:table-count="2" meta:cell-count="67" meta:object-count="0"/>
  </office:meta>
</office:document-meta>
</file>